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95cm" fo:margin-left="5.911cm" table:align="left"/>
    </style:style>
    <style:style style:name="Table1.A" style:family="table-column">
      <style:table-column-properties style:column-width="7.795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2" style:family="table-row">
      <style:table-row-properties style:min-row-height="1.191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1.217cm"/>
    </style:style>
    <style:style style:name="Table1.5" style:family="table-row">
      <style:table-row-properties style:min-row-height="1.402cm"/>
    </style:style>
    <style:style style:name="Table1.6" style:family="table-row">
      <style:table-row-properties style:min-row-height="1.376cm"/>
    </style:style>
    <style:style style:name="Table1.8" style:family="table-row">
      <style:table-row-properties style:min-row-height="1.296cm"/>
    </style:style>
    <style:style style:name="Table1.14" style:family="table-row">
      <style:table-row-properties style:min-row-height="1.323cm"/>
    </style:style>
    <style:style style:name="Table1.16" style:family="table-row">
      <style:table-row-properties style:min-row-height="1.085cm"/>
    </style:style>
    <style:style style:name="Table1.17" style:family="table-row">
      <style:table-row-properties style:min-row-height="1.032cm"/>
    </style:style>
    <style:style style:name="Table1.18" style:family="table-row">
      <style:table-row-properties style:min-row-height="0.979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1a952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15a54e" officeooo:paragraph-rsid="0015a54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173e64" officeooo:paragraph-rsid="00173e64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paragraph-rsid="00173e6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b 58%"/>
    </style:style>
    <style:style style:name="T2" style:family="text">
      <style:text-properties officeooo:rsid="00173e64"/>
    </style:style>
    <style:style style:name="T3" style:family="text">
      <style:text-properties officeooo:rsid="00180f42"/>
    </style:style>
    <style:style style:name="T4" style:family="text">
      <style:text-properties officeooo:rsid="00198469"/>
    </style:style>
    <style:style style:name="T5" style:family="text">
      <style:text-properties officeooo:rsid="001a9528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3.2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9" draw:name="Shape1" draw:style-name="gr2" draw:text-style-name="P10" svg:width="3.096cm" svg:height="1.22cm" svg:x="2.847cm" svg:y="0.432cm"><draw:text-box><text:p text:style-name="P11"><text:span text:style-name="T6"><text:s/></text:span><text:span text:style-name="T6">0</text:span><text:span text:style-name="T6">x</text:span><text:span text:style-name="T6">7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d</text:span><text:span text:style-name="T6">e</text:span><text:span text:style-name="T6">e</text:span><text:span text:style-name="T6">0</text:span><text:span text:style-name="T6"> </text:span></text:p></draw:text-box></draw:frame><draw:frame text:anchor-type="paragraph" draw:z-index="16" draw:name="Shape1" draw:style-name="gr2" draw:text-style-name="P10" svg:width="3.096cm" svg:height="1.22cm" svg:x="2.849cm" svg:y="13.264cm"><draw:text-box><text:p text:style-name="P11"><text:span text:style-name="T6"><text:s/></text:span><text:span text:style-name="T6">0x7fffffffde90</text:span></text:p></draw:text-box></draw:frame><draw:frame text:anchor-type="paragraph" draw:z-index="15" draw:name="Shape1" draw:style-name="gr2" draw:text-style-name="P10" svg:width="3.096cm" svg:height="1.22cm" svg:x="2.849cm" svg:y="14.483cm"><draw:text-box><text:p text:style-name="P11"><text:span text:style-name="T6"><text:s/></text:span><text:span text:style-name="T6">0x7fffffffde88</text:span></text:p></draw:text-box></draw:frame><draw:frame text:anchor-type="paragraph" draw:z-index="14" draw:name="Shape1" draw:style-name="gr2" draw:text-style-name="P10" svg:width="3.096cm" svg:height="1.22cm" svg:x="2.849cm" svg:y="15.702cm"><draw:text-box><text:p text:style-name="P11"><text:span text:style-name="T6"><text:s/></text:span><text:span text:style-name="T6">0x7fffffffde80</text:span></text:p></draw:text-box></draw:frame><draw:frame text:anchor-type="paragraph" draw:z-index="13" draw:name="Shape1" draw:style-name="gr2" draw:text-style-name="P10" svg:width="3.096cm" svg:height="1.22cm" svg:x="2.815cm" svg:y="17.205cm"><draw:text-box><text:p text:style-name="P11"><text:span text:style-name="T6"><text:s/></text:span><text:span text:style-name="T6">0x7fffffffde78</text:span></text:p></draw:text-box></draw:frame><draw:frame text:anchor-type="paragraph" draw:z-index="12" draw:name="Shape1" draw:style-name="gr2" draw:text-style-name="P10" svg:width="3.096cm" svg:height="1.22cm" svg:x="2.815cm" svg:y="18.424cm"><draw:text-box><text:p text:style-name="P11"><text:span text:style-name="T6"><text:s/></text:span><text:span text:style-name="T6">0x7fffffffde70</text:span></text:p></draw:text-box></draw:frame><draw:frame text:anchor-type="paragraph" draw:z-index="18" draw:name="Shape3" draw:style-name="gr6" draw:text-style-name="P14" svg:width="2.038cm" svg:height="0.883cm" svg:x="0.328cm" svg:y="0.326cm"><draw:text-box><text:p text:style-name="P13"><text:span text:style-name="T7">rsp</text:span><text:span text:style-name="T8">0</text:span></text:p></draw:text-box></draw:frame><draw:frame text:anchor-type="paragraph" draw:z-index="49" draw:name="Shape3" draw:style-name="gr6" draw:text-style-name="P14" svg:width="2.038cm" svg:height="0.883cm" svg:x="0.249cm" svg:y="19.539cm"><draw:text-box><text:p text:style-name="P13"><text:span text:style-name="T7">rsp</text:span><text:span text:style-name="T8">11</text:span></text:p></draw:text-box></draw:frame><draw:frame text:anchor-type="paragraph" draw:z-index="0" draw:name="Shape1" draw:style-name="gr1" draw:text-style-name="P10" svg:width="3.096cm" svg:height="1.223cm" svg:x="2.847cm" svg:y="-0.494cm"><draw:text-box><text:p><text:span text:style-name="T6"><text:s/></text:span><text:span text:style-name="T6">0</text:span><text:span text:style-name="T6">x</text:span><text:span text:style-name="T6">7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d</text:span><text:span text:style-name="T6">e</text:span><text:span text:style-name="T6">e</text:span><text:span text:style-name="T6">8</text:span><text:span text:style-name="T6"> </text:span></text:p></draw:text-box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text:anchor-type="paragraph" draw:z-index="4" draw:name="Shape1" draw:style-name="gr2" draw:text-style-name="P10" svg:width="3.096cm" svg:height="1.22cm" svg:x="-3.212cm" svg:y="9.989cm"><draw:text-box><text:p text:style-name="P11"><text:span text:style-name="T6"><text:s/></text:span><text:span text:style-name="T6">0x7fffffffdea0</text:span></text:p></draw:text-box></draw:frame><draw:frame text:anchor-type="paragraph" draw:z-index="8" draw:name="Shape1" draw:style-name="gr2" draw:text-style-name="P10" svg:width="3.096cm" svg:height="1.22cm" svg:x="-3.161cm" svg:y="1.021cm"><draw:text-box><text:p text:style-name="P11"><text:span text:style-name="T6"><text:s/></text:span><text:span text:style-name="T6">0x7f</text:span><text:span text:style-name="T6">ffffff</text:span><text:span text:style-name="T6">ded8 </text:span></text:p></draw:text-box></draw:frame><draw:frame text:anchor-type="paragraph" draw:z-index="6" draw:name="Shape1" draw:style-name="gr3" draw:text-style-name="P10" svg:width="3.096cm" svg:height="1.221cm" svg:x="-3.161cm" svg:y="3.459cm"><draw:text-box><text:p><text:span text:style-name="T6"><text:s/></text:span><text:span text:style-name="T6">0</text:span><text:span text:style-name="T6">x</text:span><text:span text:style-name="T6">7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d</text:span><text:span text:style-name="T6">e</text:span><text:span text:style-name="T6">c</text:span><text:span text:style-name="T6">8</text:span></text:p></draw:text-box></draw:frame><draw:frame text:anchor-type="paragraph" draw:z-index="5" draw:name="Shape1" draw:style-name="gr2" draw:text-style-name="P10" svg:width="3.096cm" svg:height="1.22cm" svg:x="-3.161cm" svg:y="4.937cm"><draw:text-box><text:p text:style-name="P11"><text:span text:style-name="T6"><text:s/></text:span><text:span text:style-name="T6">0x7fffffffdec0</text:span></text:p></draw:text-box></draw:frame><draw:frame text:anchor-type="paragraph" draw:z-index="7" draw:name="Shape1" draw:style-name="gr2" draw:text-style-name="P10" svg:width="3.096cm" svg:height="1.22cm" svg:x="-3.161cm" svg:y="2.24cm"><draw:text-box><text:p text:style-name="P11"><text:span text:style-name="T6"><text:s/></text:span><text:span text:style-name="T6">0</text:span><text:span text:style-name="T6">x</text:span><text:span text:style-name="T6">7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f</text:span><text:span text:style-name="T6">d</text:span><text:span text:style-name="T6">e</text:span><text:span text:style-name="T6">d</text:span><text:span text:style-name="T6">0</text:span></text:p></draw:text-box></draw:frame><draw:frame text:anchor-type="paragraph" draw:z-index="11" draw:name="Shape1" draw:style-name="gr4" draw:text-style-name="P10" svg:width="4.102cm" svg:height="1.22cm" svg:x="-3.854cm" svg:y="20.89cm"><draw:text-box><text:p text:style-name="P11"><text:span text:style-name="T6">0x555555555170 </text:span></text:p></draw:text-box></draw:frame><draw:line text:anchor-type="paragraph" draw:z-index="17" draw:name="Shape2" draw:style-name="gr5" draw:text-style-name="P12" svg:x1="-3.961cm" svg:y1="0.333cm" svg:x2="-0.225cm" svg:y2="0.333cm"><text:p/></draw:line><draw:line text:anchor-type="paragraph" draw:z-index="19" draw:name="Shape2" draw:style-name="gr5" draw:text-style-name="P12" svg:x1="-3.798cm" svg:y1="1.584cm" svg:x2="-0.064cm" svg:y2="1.584cm"><text:p/></draw:line><draw:frame text:anchor-type="paragraph" draw:z-index="20" draw:name="Shape3" draw:style-name="gr7" draw:text-style-name="P15" svg:width="2.038cm" svg:height="0.883cm" svg:x="-5.653cm" svg:y="1.074cm"><draw:text-box><text:p text:style-name="P13"><text:span text:style-name="T7">rsp</text:span><text:span text:style-name="T8">1</text:span></text:p></draw:text-box></draw:frame><draw:line text:anchor-type="paragraph" draw:z-index="21" draw:name="Shape4" draw:style-name="gr5" draw:text-style-name="P13" svg:x1="10.909cm" svg:y1="1.656cm" svg:x2="7.625cm" svg:y2="1.656cm"><text:p/></draw:line><draw:frame text:anchor-type="paragraph" draw:z-index="22" draw:name="Shape5" draw:style-name="gr8" draw:text-style-name="P15" svg:width="2.408cm" svg:height="1.033cm" svg:x="8.608cm" svg:y="0.81cm"><draw:text-box><text:p><text:span text:style-name="T7">rbp</text:span><text:span text:style-name="T8">1</text:span></text:p></draw:text-box></draw:frame><draw:line text:anchor-type="paragraph" draw:z-index="23" draw:name="Shape2" draw:style-name="gr5" draw:text-style-name="P12" svg:x1="-3.798cm" svg:y1="3.919cm" svg:x2="-0.064cm" svg:y2="3.919cm"><text:p/></draw:line><draw:frame text:anchor-type="paragraph" draw:z-index="24" draw:name="Shape3" draw:style-name="gr7" draw:text-style-name="P15" svg:width="2.038cm" svg:height="0.883cm" svg:x="-5.627cm" svg:y="3.383cm"><draw:text-box><text:p text:style-name="P13"><text:span text:style-name="T7">rsp</text:span><text:span text:style-name="T8">2</text:span></text:p></draw:text-box></draw:frame><draw:frame text:anchor-type="paragraph" draw:z-index="26" draw:name="Shape3" draw:style-name="gr6" draw:text-style-name="P14" svg:width="2.038cm" svg:height="0.883cm" svg:x="-5.6cm" svg:y="4.74cm"><draw:text-box><text:p text:style-name="P13"><text:span text:style-name="T7">rsp</text:span><text:span text:style-name="T8">3</text:span></text:p></draw:text-box></draw:frame><draw:frame text:anchor-type="paragraph" draw:z-index="28" draw:name="Shape3" draw:style-name="gr6" draw:text-style-name="P14" svg:width="2.038cm" svg:height="0.883cm" svg:x="-5.6cm" svg:y="5.964cm"><draw:text-box><text:p text:style-name="P13"><text:span text:style-name="T7">rsp</text:span><text:span text:style-name="T8">4</text:span></text:p></draw:text-box></draw:frame><draw:line text:anchor-type="paragraph" draw:z-index="60" draw:name="Shape16" draw:style-name="gr5" draw:text-style-name="P13" svg:x1="0.194cm" svg:y1="3.693cm" svg:x2="0.247cm" svg:y2="0.28cm"><text:p/></draw:line><draw:line text:anchor-type="paragraph" draw:z-index="61" draw:name="Shape17" draw:style-name="gr10" draw:text-style-name="P13" svg:x1="10.91cm" svg:y1="1.63cm" svg:x2="11.016cm" svg:y2="21.58cm"><text:p/></draw:line><draw:line text:anchor-type="paragraph" draw:z-index="65" draw:name="Shape19" draw:style-name="gr5" draw:text-style-name="P13" svg:x1="7.391cm" svg:y1="2.847cm" svg:x2="11.757cm" svg:y2="2.847cm"><text:p/></draw:line><draw:frame text:anchor-type="paragraph" draw:z-index="66" draw:name="Shape20" draw:style-name="gr11" draw:text-style-name="P17" svg:width="1.8cm" svg:height="3.255cm" svg:x="11.571cm" svg:y="3.006cm"><draw:text-box><text:p>Reverse increment of rbp when function return</text:p></draw:text-box></draw:frame><draw:frame text:anchor-type="paragraph" draw:z-index="67" draw:name="Shape20" draw:style-name="gr11" draw:text-style-name="P17" svg:width="1.8cm" svg:height="3.255cm" svg:x="-7.426cm" svg:y="11.479cm"><draw:text-box><text:p>Reverse increment of rsp when function return</text:p></draw:text-box></draw:frame>rbp<text:span text:style-name="T1">0</text:span></text:p>
          </table:table-cell>
        </table:table-row>
        <table:table-row table:style-name="Table1.2">
          <table:table-cell table:style-name="Table1.A2" office:value-type="string">
            <text:p text:style-name="P2"><draw:frame text:anchor-type="paragraph" draw:z-index="3" draw:name="Shape1" draw:style-name="gr2" draw:text-style-name="P10" svg:width="3.096cm" svg:height="1.22cm" svg:x="-3.212cm" svg:y="7.659cm"><draw:text-box><text:p text:style-name="P11"><text:span text:style-name="T6"><text:s/></text:span><text:span text:style-name="T6">0x7fffffffdea8</text:span></text:p></draw:text-box></draw:frame><draw:frame text:anchor-type="paragraph" draw:z-index="30" draw:name="Shape5" draw:style-name="gr8" draw:text-style-name="P15" svg:width="2.408cm" svg:height="1.033cm" svg:x="8.29cm" svg:y="4.62cm"><draw:text-box><text:p><text:span text:style-name="T7">rbp</text:span><text:span text:style-name="T8">2</text:span></text:p></draw:text-box></draw:frame><draw:line text:anchor-type="paragraph" draw:z-index="57" draw:name="Shape13" draw:style-name="gr5" draw:text-style-name="P13" svg:x1="7.338cm" svg:y1="5.017cm" svg:x2="7.391cm" svg:y2="0.122cm"><text:p/></draw:line><draw:frame text:anchor-type="paragraph" draw:z-index="63" draw:name="Shape6" draw:style-name="gr9" draw:text-style-name="P16" svg:width="3.017cm" svg:height="1.952cm" svg:x="2.046cm" svg:y="0.069cm"><draw:text-box><text:p text:style-name="P13"><text:span text:style-name="T9">2</text:span></text:p></draw:text-box></draw:frame></text:p>
          </table:table-cell>
        </table:table-row>
        <table:table-row table:style-name="Table1.2">
          <table:table-cell table:style-name="Table1.A2" office:value-type="string">
            <text:p text:style-name="P1"><draw:frame text:anchor-type="paragraph" draw:z-index="2" draw:name="Shape1" draw:style-name="gr2" draw:text-style-name="P10" svg:width="3.096cm" svg:height="1.22cm" svg:x="-3.212cm" svg:y="5.249cm"><draw:text-box><text:p text:style-name="P11"><text:span text:style-name="T6"><text:s/></text:span><text:span text:style-name="T6">0x7fffffffdeb0</text:span></text:p></draw:text-box></draw:frame></text:p>
          </table:table-cell>
        </table:table-row>
        <table:table-row table:style-name="Table1.4">
          <table:table-cell table:style-name="Table1.A2" office:value-type="string">
            <text:p text:style-name="P9"><draw:frame text:anchor-type="paragraph" draw:z-index="1" draw:name="Shape1" draw:style-name="gr2" draw:text-style-name="P10" svg:width="3.096cm" svg:height="1.22cm" svg:x="-3.212cm" svg:y="2.84cm"><draw:text-box><text:p text:style-name="P11"><text:span text:style-name="T6"><text:s/></text:span><text:span text:style-name="T6">0x7fffffffdeb8</text:span></text:p></draw:text-box></draw:frame><draw:line text:anchor-type="paragraph" draw:z-index="25" draw:name="Shape2" draw:style-name="gr5" draw:text-style-name="P12" svg:x1="-3.798cm" svg:y1="1.723cm" svg:x2="-0.064cm" svg:y2="1.723cm"><text:p/></draw:line><draw:line text:anchor-type="paragraph" draw:z-index="59" draw:name="Shape15" draw:style-name="gr5" draw:text-style-name="P13" svg:x1="0.3cm" svg:y1="1.339cm" svg:x2="0.3cm" svg:y2="0.466cm"><text:p/></draw:line>0x55555162 <text:span text:style-name="T2">(IP of factorial())</text:span></text:p>
          </table:table-cell>
        </table:table-row>
        <table:table-row table:style-name="Table1.5">
          <table:table-cell table:style-name="Table1.A2" office:value-type="string">
            <text:p text:style-name="P7"><draw:line text:anchor-type="paragraph" draw:z-index="27" draw:name="Shape2" draw:style-name="gr5" draw:text-style-name="P12" svg:x1="-3.798cm" svg:y1="1.723cm" svg:x2="-0.064cm" svg:y2="1.723cm"><text:p/></draw:line><draw:line text:anchor-type="paragraph" draw:z-index="58" draw:name="Shape14" draw:style-name="gr5" draw:text-style-name="P13" svg:x1="0.379cm" svg:y1="4.064cm" svg:x2="0.379cm" svg:y2="0.386cm"><text:p/></draw:line>0xffffdee0 (rbp1)</text:p>
          </table:table-cell>
        </table:table-row>
        <table:table-row table:style-name="Table1.6">
          <table:table-cell table:style-name="Table1.A2" office:value-type="string">
            <text:p text:style-name="P1"><draw:line text:anchor-type="paragraph" draw:z-index="29" draw:name="Shape4" draw:style-name="gr5" draw:text-style-name="P13" svg:x1="10.142cm" svg:y1="0.518cm" svg:x2="7.761cm" svg:y2="0.492cm"><text:p/></draw:line><draw:line text:anchor-type="paragraph" draw:z-index="31" draw:name="Shape2" draw:style-name="gr5" draw:text-style-name="P12" svg:x1="-3.85cm" svg:y1="2.993cm" svg:x2="-0.116cm" svg:y2="2.993cm"><text:p/></draw:line><draw:frame text:anchor-type="paragraph" draw:z-index="32" draw:name="Shape3" draw:style-name="gr6" draw:text-style-name="P14" svg:width="2.038cm" svg:height="0.883cm" svg:x="-5.653cm" svg:y="2.445cm"><draw:text-box><text:p text:style-name="P13"><text:span text:style-name="T7">rsp</text:span><text:span text:style-name="T8">5</text:span></text:p></draw:text-box></draw:frame><draw:line text:anchor-type="paragraph" draw:z-index="37" draw:name="Shape4" draw:style-name="gr5" draw:text-style-name="P13" svg:x1="10.539cm" svg:y1="5.625cm" svg:x2="7.761cm" svg:y2="5.599cm"><text:p/></draw:line><draw:frame text:anchor-type="paragraph" draw:z-index="38" draw:name="Shape5" draw:style-name="gr8" draw:text-style-name="P15" svg:width="2.408cm" svg:height="1.033cm" svg:x="8.714cm" svg:y="4.778cm"><draw:text-box><text:p><text:span text:style-name="T7">rbp</text:span><text:span text:style-name="T8">3</text:span></text:p></draw:text-box></draw:frame><draw:line text:anchor-type="paragraph" draw:z-index="54" draw:name="Shape10" draw:style-name="gr5" draw:text-style-name="P13" svg:x1="7.338cm" svg:y1="5.44cm" svg:x2="7.338cm" svg:y2="0.175cm"><text:p/></draw:line><draw:frame text:anchor-type="paragraph" draw:z-index="64" draw:name="Shape6" draw:style-name="gr9" draw:text-style-name="P16" svg:width="3.017cm" svg:height="1.952cm" svg:x="1.808cm" svg:y="0.122cm"><draw:text-box><text:p text:style-name="P13"><text:span text:style-name="T9">2</text:span></text:p></draw:text-box></draw:frame></text:p>
          </table:table-cell>
        </table:table-row>
        <table:table-row table:style-name="Table1.4">
          <table:table-cell table:style-name="Table1.A2" office:value-type="string">
            <text:p text:style-name="Standard"/>
          </table:table-cell>
        </table:table-row>
        <table:table-row table:style-name="Table1.8">
          <table:table-cell table:style-name="Table1.A2" office:value-type="string">
            <text:p text:style-name="P3"><draw:line text:anchor-type="paragraph" draw:z-index="33" draw:name="Shape2" draw:style-name="gr5" draw:text-style-name="P12" svg:x1="-3.85cm" svg:y1="1.75cm" svg:x2="-0.116cm" svg:y2="1.75cm"><text:p/></draw:line><draw:frame text:anchor-type="paragraph" draw:z-index="34" draw:name="Shape3" draw:style-name="gr6" draw:text-style-name="P14" svg:width="2.038cm" svg:height="0.883cm" svg:x="-5.627cm" svg:y="1.122cm"><draw:text-box><text:p text:style-name="P13"><text:span text:style-name="T7">r</text:span><text:span text:style-name="T7">s</text:span><text:span text:style-name="T7">p</text:span><text:span text:style-name="T8">6</text:span></text:p></draw:text-box></draw:frame><draw:line text:anchor-type="paragraph" draw:z-index="56" draw:name="Shape12" draw:style-name="gr5" draw:text-style-name="P13" svg:x1="0.432cm" svg:y1="1.471cm" svg:x2="0.432cm" svg:y2="0.677cm"><text:p/></draw:line>0x5555514a<text:span text:style-name="T3">(IP of (n*factorial(n-1))</text:span></text:p>
          </table:table-cell>
        </table:table-row>
        <table:table-row table:style-name="Table1.8">
          <table:table-cell table:style-name="Table1.A2" office:value-type="string">
            <text:p text:style-name="P6"><draw:frame text:anchor-type="paragraph" draw:z-index="10" draw:name="Shape1" draw:style-name="gr2" draw:text-style-name="P10" svg:width="3.096cm" svg:height="1.22cm" svg:x="-3.159cm" svg:y="1.443cm"><draw:text-box><text:p text:style-name="P11"><text:span text:style-name="T6"><text:s/></text:span><text:span text:style-name="T6">0x7fffffffde98</text:span></text:p></draw:text-box></draw:frame><draw:line text:anchor-type="paragraph" draw:z-index="35" draw:name="Shape2" draw:style-name="gr5" draw:text-style-name="P12" svg:x1="-3.85cm" svg:y1="1.75cm" svg:x2="-0.116cm" svg:y2="1.75cm"><text:p/></draw:line><draw:frame text:anchor-type="paragraph" draw:z-index="36" draw:name="Shape3" draw:style-name="gr6" draw:text-style-name="P14" svg:width="2.038cm" svg:height="0.883cm" svg:x="-5.627cm" svg:y="1.122cm"><draw:text-box><text:p text:style-name="P13"><text:span text:style-name="T7">rsp</text:span><text:span text:style-name="T8">7</text:span></text:p></draw:text-box></draw:frame><draw:frame text:anchor-type="paragraph" draw:z-index="47" draw:name="Shape5" draw:style-name="gr8" draw:text-style-name="P15" svg:width="2.408cm" svg:height="1.033cm" svg:x="8.502cm" svg:y="5.863cm"><draw:text-box><text:p><text:span text:style-name="T7">rbp</text:span><text:span text:style-name="T8">4</text:span></text:p></draw:text-box></draw:frame><draw:line text:anchor-type="paragraph" draw:z-index="55" draw:name="Shape11" draw:style-name="gr5" draw:text-style-name="P13" svg:x1="0.485cm" svg:y1="3.879cm" svg:x2="0.485cm" svg:y2="0.413cm"><text:p/></draw:line><draw:frame text:anchor-type="paragraph" draw:z-index="71" draw:name="Shape5" draw:style-name="gr8" draw:text-style-name="P15" svg:width="2.408cm" svg:height="1.033cm" svg:x="11.148cm" svg:y="11.472cm"><draw:text-box><text:p><text:span text:style-name="T7">rbp</text:span><text:span text:style-name="T8">0</text:span></text:p></draw:text-box></draw:frame>0xffffdec0 <text:span text:style-name="T4">(rbp2)</text:span></text:p>
          </table:table-cell>
        </table:table-row>
        <table:table-row table:style-name="Table1.8">
          <table:table-cell table:style-name="Table1.A2" office:value-type="string">
            <text:p text:style-name="P1"><draw:line text:anchor-type="paragraph" draw:z-index="39" draw:name="Shape2" draw:style-name="gr5" draw:text-style-name="P12" svg:x1="-3.797cm" svg:y1="2.861cm" svg:x2="-0.063cm" svg:y2="2.861cm"><text:p/></draw:line><draw:frame text:anchor-type="paragraph" draw:z-index="40" draw:name="Shape3" draw:style-name="gr6" draw:text-style-name="P14" svg:width="2.038cm" svg:height="0.883cm" svg:x="-5.627cm" svg:y="2.154cm"><draw:text-box><text:p text:style-name="P13"><text:span text:style-name="T7">rsp</text:span><text:span text:style-name="T8">8</text:span></text:p></draw:text-box></draw:frame><draw:frame text:anchor-type="paragraph" draw:z-index="41" draw:name="Shape6" draw:style-name="gr9" draw:text-style-name="P16" svg:width="3.017cm" svg:height="1.952cm" svg:x="2.284cm" svg:y="0.254cm"><draw:text-box><text:p text:style-name="P13"><text:span text:style-name="T9">1</text:span></text:p></draw:text-box></draw:frame><draw:line text:anchor-type="paragraph" draw:z-index="46" draw:name="Shape4" draw:style-name="gr5" draw:text-style-name="P13" svg:x1="10.222cm" svg:y1="5.599cm" svg:x2="7.761cm" svg:y2="5.599cm"><text:p/></draw:line><draw:line text:anchor-type="paragraph" draw:z-index="52" draw:name="Shape8" draw:style-name="gr5" draw:text-style-name="P13" svg:x1="7.338cm" svg:y1="5.784cm" svg:x2="7.391cm" svg:y2="0.519cm"><text:p/></draw:line></text:p>
          </table:table-cell>
        </table:table-row>
        <table:table-row table:style-name="Table1.8">
          <table:table-cell table:style-name="Table1.A2" office:value-type="string">
            <text:p text:style-name="P1"><draw:frame text:anchor-type="paragraph" draw:z-index="43" draw:name="Shape3" draw:style-name="gr6" draw:text-style-name="P14" svg:width="2.038cm" svg:height="0.883cm" svg:x="-5.627cm" svg:y="2.445cm"><draw:text-box><text:p text:style-name="P13"><text:span text:style-name="T7">rsp</text:span><text:span text:style-name="T8">9</text:span></text:p></draw:text-box></draw:frame><draw:line text:anchor-type="paragraph" draw:z-index="68" draw:name="Shape21" draw:style-name="gr5" draw:text-style-name="P12" svg:x1="-5.999cm" svg:y1="0.36cm" svg:x2="0.485cm" svg:y2="0.36cm"><text:p/></draw:line></text:p>
          </table:table-cell>
        </table:table-row>
        <table:table-row table:style-name="Table1.8">
          <table:table-cell table:style-name="Table1.A2" office:value-type="string">
            <text:p text:style-name="P4"><draw:line text:anchor-type="paragraph" draw:z-index="42" draw:name="Shape2" draw:style-name="gr5" draw:text-style-name="P12" svg:x1="-3.797cm" svg:y1="1.803cm" svg:x2="-0.063cm" svg:y2="1.803cm"><text:p/></draw:line><draw:line text:anchor-type="paragraph" draw:z-index="53" draw:name="Shape9" draw:style-name="gr5" draw:text-style-name="P13" svg:x1="0.697cm" svg:y1="1.789cm" svg:x2="0.697cm" svg:y2="0.704cm"><text:p/></draw:line>0x5555514a<text:span text:style-name="T3">(IP of (n*factorial(n-1))</text:span></text:p>
          </table:table-cell>
        </table:table-row>
        <table:table-row table:style-name="Table1.8">
          <table:table-cell table:style-name="Table1.A2" office:value-type="string">
            <text:p text:style-name="P6"><draw:line text:anchor-type="paragraph" draw:z-index="44" draw:name="Shape2" draw:style-name="gr5" draw:text-style-name="P12" svg:x1="-3.797cm" svg:y1="1.803cm" svg:x2="-0.063cm" svg:y2="1.803cm"><text:p/></draw:line><draw:frame text:anchor-type="paragraph" draw:z-index="45" draw:name="Shape3" draw:style-name="gr6" draw:text-style-name="P14" svg:width="2.038cm" svg:height="0.883cm" svg:x="-5.891cm" svg:y="1.254cm"><draw:text-box><text:p text:style-name="P13"><text:span text:style-name="T7">r</text:span><text:span text:style-name="T7">s</text:span><text:span text:style-name="T7">p</text:span><text:span text:style-name="T8">1</text:span><text:span text:style-name="T8">0</text:span></text:p></draw:text-box></draw:frame><draw:line text:anchor-type="paragraph" draw:z-index="51" draw:name="Shape7" draw:style-name="gr5" draw:text-style-name="P13" svg:x1="0.697cm" svg:y1="4.778cm" svg:x2="0.723cm" svg:y2="0.73cm"><text:p/></draw:line>0xffffdea0 <text:span text:style-name="T5">(rbp3)</text:span></text:p>
          </table:table-cell>
        </table:table-row>
        <table:table-row table:style-name="Table1.14">
          <table:table-cell table:style-name="Table1.A2" office:value-type="string">
            <text:p text:style-name="P1"><draw:line text:anchor-type="paragraph" draw:z-index="48" draw:name="Shape2" draw:style-name="gr5" draw:text-style-name="P12" svg:x1="-3.744cm" svg:y1="3.099cm" svg:x2="-0.01cm" svg:y2="3.099cm"><text:p/></draw:line><draw:frame text:anchor-type="paragraph" draw:z-index="50" draw:name="Shape6" draw:style-name="gr9" draw:text-style-name="P16" svg:width="3.017cm" svg:height="1.952cm" svg:x="1.967cm" svg:y="0.333cm"><draw:text-box><text:p text:style-name="P13"><text:span text:style-name="T9">0</text:span></text:p></draw:text-box></draw:frame></text:p>
          </table:table-cell>
        </table:table-row>
        <table:table-row table:style-name="Table1.8">
          <table:table-cell table:style-name="Table1.A2" office:value-type="string">
            <text:p text:style-name="P1"/>
          </table:table-cell>
        </table:table-row>
        <table:table-row table:style-name="Table1.16">
          <table:table-cell table:style-name="Table1.A2" office:value-type="string">
            <text:p text:style-name="P8"><draw:frame text:anchor-type="paragraph" draw:z-index="69" draw:name="Shape22" draw:style-name="gr12" draw:text-style-name="P19" svg:width="1.086cm" svg:height="1.341cm" svg:x="-1.711cm" svg:y="0.446cm"><draw:text-box><text:p text:style-name="P18"><text:span text:style-name="T10">.</text:span></text:p><text:p text:style-name="P18"><text:span text:style-name="T10">.</text:span></text:p><text:p text:style-name="P18"><text:span text:style-name="T10">.</text:span></text:p></draw:text-box></draw:frame>0x5555514a</text:p>
          </table:table-cell>
        </table:table-row>
        <table:table-row table:style-name="Table1.17">
          <table:table-cell table:style-name="Table1.A2" office:value-type="string">
            <text:p text:style-name="P1"/>
          </table:table-cell>
        </table:table-row>
        <table:table-row table:style-name="Table1.18">
          <table:table-cell table:style-name="Table1.A2" office:value-type="string">
            <text:p text:style-name="P1"><draw:line text:anchor-type="paragraph" draw:z-index="62" draw:name="Shape18" draw:style-name="gr5" draw:text-style-name="P13" svg:x1="11.016cm" svg:y1="0.413cm" svg:x2="7.682cm" svg:y2="0.36cm"><text:p/></draw:line><draw:line text:anchor-type="paragraph" draw:z-index="70" draw:name="Shape23" draw:style-name="gr5" draw:text-style-name="P13" svg:x1="10.91cm" svg:y1="0.73cm" svg:x2="7.682cm" svg:y2="0.73cm"><text:p/></draw:lin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0:59:50.381476403</meta:creation-date>
    <dc:date>2020-05-18T22:52:31.178508391</dc:date>
    <meta:editing-duration>PT29M53S</meta:editing-duration>
    <meta:editing-cycles>5</meta:editing-cycles>
    <meta:generator>LibreOffice/6.2.8.2$Linux_X86_64 LibreOffice_project/20$Build-2</meta:generator>
    <meta:document-statistic meta:table-count="1" meta:image-count="0" meta:object-count="0" meta:page-count="1" meta:paragraph-count="8" meta:word-count="18" meta:character-count="165" meta:non-whitespace-character-count="155"/>
  </office:meta>
</office:document-meta>
</file>